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" style:family="table">
      <style:table-properties style:width="5.4979in" fo:margin-left="0in" table:align="left"/>
    </style:style>
    <style:style style:name="Table7.A" style:family="table-column">
      <style:table-column-properties style:column-width="3.6264in"/>
    </style:style>
    <style:style style:name="Table7.B" style:family="table-column">
      <style:table-column-properties style:column-width="1.8715in"/>
    </style:style>
    <style:style style:name="Table7.A1" style:family="table-cell">
      <style:table-cell-properties fo:padding="0.0382in" fo:border="none"/>
    </style:style>
    <style:style style:name="Table2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6201in"/>
    </style:style>
    <style:style style:name="Table2.B" style:family="table-column">
      <style:table-column-properties style:column-width="2.8799in"/>
    </style:style>
    <style:style style:name="Table2.C" style:family="table-column">
      <style:table-column-properties style:column-width="0.375in"/>
    </style:style>
    <style:style style:name="Table2.D" style:family="table-column">
      <style:table-column-properties style:column-width="0.9924in"/>
    </style:style>
    <style:style style:name="Table2.E" style:family="table-column">
      <style:table-column-properties style:column-width="0.6951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2.2" style:family="table-row">
      <style:table-row-properties style:min-row-height="0.0097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2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2.21" style:family="table-row">
      <style:table-row-properties style:min-row-height="0.2875in" fo:background-color="transparent" fo:keep-together="auto">
        <style:background-image/>
      </style:table-row-properties>
    </style:style>
    <style:style style:name="Table2.22" style:family="table-row">
      <style:table-row-properties style:min-row-height="0.2042in" fo:background-color="transparent" fo:keep-together="auto">
        <style:background-image/>
      </style:table-row-properties>
    </style:style>
    <style:style style:name="Table2.A23" style:family="table-cell">
      <style:table-cell-properties fo:padding="0.0201in" fo:border="none"/>
    </style:style>
    <style:style style:name="Table2.B23" style:family="table-cell">
      <style:table-cell-properties fo:padding="0.0201in" fo:border="none"/>
    </style:style>
    <style:style style:name="Table2.C23" style:family="table-cell">
      <style:table-cell-properties fo:padding="0.0201in" fo:border="none"/>
    </style:style>
    <style:style style:name="Table10" style:family="table">
      <style:table-properties style:width="6.6896in" table:align="margins"/>
    </style:style>
    <style:style style:name="Table10.A" style:family="table-column">
      <style:table-column-properties style:column-width="4.4306in" style:rel-column-width="43404*"/>
    </style:style>
    <style:style style:name="Table10.B" style:family="table-column">
      <style:table-column-properties style:column-width="2.259in" style:rel-column-width="22131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0.6201in"/>
    </style:style>
    <style:style style:name="Table11.B" style:family="table-column">
      <style:table-column-properties style:column-width="2.7549in"/>
    </style:style>
    <style:style style:name="Table11.C" style:family="table-column">
      <style:table-column-properties style:column-width="0.5in"/>
    </style:style>
    <style:style style:name="Table11.D" style:family="table-column">
      <style:table-column-properties style:column-width="1in"/>
    </style:style>
    <style:style style:name="Table11.E" style:family="table-column">
      <style:table-column-properties style:column-width="0.6875in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1.21" style:family="table-row">
      <style:table-row-properties style:min-row-height="0.2875in" fo:background-color="transparent" fo:keep-together="auto">
        <style:background-image/>
      </style:table-row-properties>
    </style:style>
    <style:style style:name="Table11.22" style:family="table-row">
      <style:table-row-properties style:min-row-height="0.2042in" fo:background-color="transparent" fo:keep-together="auto">
        <style:background-image/>
      </style:table-row-properties>
    </style:style>
    <style:style style:name="Table11.A23" style:family="table-cell">
      <style:table-cell-properties fo:padding="0.0201in" fo:border="none"/>
    </style:style>
    <style:style style:name="Table11.B23" style:family="table-cell">
      <style:table-cell-properties fo:padding="0.0201in" fo:border="none"/>
    </style:style>
    <style:style style:name="Table11.C23" style:family="table-cell">
      <style:table-cell-properties fo:padding="0.0201in" fo:border="none"/>
    </style:style>
    <style:style style:name="Table12" style:family="table">
      <style:table-properties style:width="2.7146in" table:align="margins"/>
    </style:style>
    <style:style style:name="Table12.A" style:family="table-column">
      <style:table-column-properties style:column-width="1.3569in" style:rel-column-width="32767*"/>
    </style:style>
    <style:style style:name="Table12.B" style:family="table-column">
      <style:table-column-properties style:column-width="1.3576in" style:rel-column-width="32768*"/>
    </style:style>
    <style:style style:name="Table12.A1" style:family="table-cell">
      <style:table-cell-properties fo:padding="0.0382in" fo:border="none"/>
    </style:style>
    <style:style style:name="Table9" style:family="table">
      <style:table-properties style:width="6.6896in" table:align="margins"/>
    </style:style>
    <style:style style:name="Table9.A" style:family="table-column">
      <style:table-column-properties style:column-width="4.4306in" style:rel-column-width="43404*"/>
    </style:style>
    <style:style style:name="Table9.B" style:family="table-column">
      <style:table-column-properties style:column-width="2.259in" style:rel-column-width="22131*"/>
    </style:style>
    <style:style style:name="Table9.A1" style:family="table-cell">
      <style:table-cell-properties fo:padding="0.0382in" fo:border="none"/>
    </style:style>
    <style:style style:name="Table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1in"/>
    </style:style>
    <style:style style:name="Table1.E" style:family="table-column">
      <style:table-column-properties style:column-width="0.6875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.20" style:family="table-row">
      <style:table-row-properties style:min-row-height="0.5292in" fo:background-color="transparent" fo:keep-together="auto">
        <style:background-image/>
      </style:table-row-properties>
    </style:style>
    <style:style style:name="Table1.21" style:family="table-row">
      <style:table-row-properties style:min-row-height="0.2875in" fo:background-color="transparent" fo:keep-together="auto">
        <style:background-image/>
      </style:table-row-properties>
    </style:style>
    <style:style style:name="Table1.22" style:family="table-row">
      <style:table-row-properties style:min-row-height="0.2042in" fo:background-color="transparent" fo:keep-together="auto">
        <style:background-image/>
      </style:table-row-properties>
    </style:style>
    <style:style style:name="Table1.A23" style:family="table-cell">
      <style:table-cell-properties fo:padding="0.0201in" fo:border="none"/>
    </style:style>
    <style:style style:name="Table1.B23" style:family="table-cell">
      <style:table-cell-properties fo:padding="0.0201in" fo:border="none"/>
    </style:style>
    <style:style style:name="Table1.C23" style:family="table-cell">
      <style:table-cell-properties fo:padding="0.0201in" fo:border="none"/>
    </style:style>
    <style:style style:name="Table3" style:family="table">
      <style:table-properties style:width="2.7097in" table:align="margins"/>
    </style:style>
    <style:style style:name="Table3.A" style:family="table-column">
      <style:table-column-properties style:column-width="1.3549in" style:rel-column-width="32767*"/>
    </style:style>
    <style:style style:name="Table3.B" style:family="table-column">
      <style:table-column-properties style:column-width="1.3549in" style:rel-column-width="32768*"/>
    </style:style>
    <style:style style:name="Table3.A1" style:family="table-cell">
      <style:table-cell-properties fo:padding="0.0382in" fo:border="none"/>
    </style:style>
    <style:style style:name="P1" style:family="paragraph" style:parent-style-name="Standard">
      <style:paragraph-properties fo:line-height="150%"/>
      <style:text-properties style:font-name="Source Sans Pro" fo:font-size="9pt" officeooo:rsid="001bb431" officeooo:paragraph-rsid="00f1652c" style:font-size-asian="9pt" style:font-size-complex="9pt"/>
    </style:style>
    <style:style style:name="P2" style:family="paragraph" style:parent-style-name="Standard">
      <style:paragraph-properties fo:line-height="150%"/>
      <style:text-properties style:font-name="Source Sans Pro" fo:font-size="9pt" officeooo:rsid="001bb431" officeooo:paragraph-rsid="00f2814e" style:font-size-asian="9pt" style:font-size-complex="9pt"/>
    </style:style>
    <style:style style:name="P3" style:family="paragraph" style:parent-style-name="Standard">
      <style:paragraph-properties fo:line-height="150%"/>
      <style:text-properties style:font-name="Source Sans Pro" fo:font-size="9pt" officeooo:rsid="001bb431" officeooo:paragraph-rsid="00525c7d" style:font-size-asian="9pt" style:font-size-complex="9pt"/>
    </style:style>
    <style:style style:name="P4" style:family="paragraph" style:parent-style-name="Standard">
      <style:paragraph-properties fo:line-height="150%" fo:text-align="start" style:justify-single-word="false"/>
      <style:text-properties style:font-name="Source Sans Pro" fo:font-size="9pt" officeooo:rsid="001bb431" officeooo:paragraph-rsid="0044b5ec" style:font-size-asian="9pt" style:font-size-complex="9pt"/>
    </style:style>
    <style:style style:name="P5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08b7843" style:font-size-asian="9pt" style:font-size-complex="9pt"/>
    </style:style>
    <style:style style:name="P6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0e289af" style:font-size-asian="9pt" style:font-size-complex="9pt"/>
    </style:style>
    <style:style style:name="P7" style:family="paragraph" style:parent-style-name="Standard">
      <style:paragraph-properties fo:line-height="100%"/>
      <style:text-properties style:font-name="Source Sans Pro" fo:font-size="9pt" officeooo:rsid="001bb431" officeooo:paragraph-rsid="008a5ee8" style:font-size-asian="9pt" style:font-size-complex="9pt"/>
    </style:style>
    <style:style style:name="P8" style:family="paragraph" style:parent-style-name="Standard">
      <style:paragraph-properties fo:line-height="115%" fo:text-align="start" style:justify-single-word="false"/>
      <style:text-properties style:font-name="Source Sans Pro" fo:font-size="9pt" officeooo:rsid="001bb431" officeooo:paragraph-rsid="001718a1" style:font-size-asian="9pt" style:font-size-complex="9pt"/>
    </style:style>
    <style:style style:name="P9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69794d" style:font-size-asian="9pt" style:font-size-complex="9pt"/>
    </style:style>
    <style:style style:name="P10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11" style:family="paragraph" style:parent-style-name="Standard">
      <style:text-properties style:font-name="Source Sans Pro" fo:font-size="9pt" officeooo:rsid="00057f84" officeooo:paragraph-rsid="005dcd48" style:font-size-asian="9pt" style:font-size-complex="9pt"/>
    </style:style>
    <style:style style:name="P12" style:family="paragraph" style:parent-style-name="Standard">
      <style:text-properties style:font-name="Source Sans Pro" fo:font-size="9pt" officeooo:rsid="00057f84" officeooo:paragraph-rsid="00733322" style:font-size-asian="9pt" style:font-size-complex="9pt"/>
    </style:style>
    <style:style style:name="P13" style:family="paragraph" style:parent-style-name="Standard">
      <style:text-properties style:font-name="Source Sans Pro" fo:font-size="9pt" officeooo:rsid="00057f84" officeooo:paragraph-rsid="00986756" style:font-size-asian="9pt" style:font-size-complex="9pt"/>
    </style:style>
    <style:style style:name="P14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69794d" style:font-size-asian="9pt" style:font-size-complex="9pt"/>
    </style:style>
    <style:style style:name="P15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16" style:family="paragraph" style:parent-style-name="Standard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17" style:family="paragraph" style:parent-style-name="Standard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18" style:family="paragraph" style:parent-style-name="Standard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19" style:family="paragraph" style:parent-style-name="Standard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20" style:family="paragraph" style:parent-style-name="Standard">
      <style:paragraph-properties fo:line-height="100%" fo:text-align="start" style:justify-single-word="false"/>
      <style:text-properties style:font-name="Source Sans Pro" fo:font-size="9pt" officeooo:paragraph-rsid="008048db" style:font-size-asian="9pt" style:font-size-complex="9pt"/>
    </style:style>
    <style:style style:name="P21" style:family="paragraph" style:parent-style-name="Standard">
      <style:paragraph-properties fo:line-height="100%" fo:text-align="start" style:justify-single-word="false"/>
      <style:text-properties style:font-name="Source Sans Pro" fo:font-size="9pt" officeooo:paragraph-rsid="00e289af" style:font-size-asian="9pt" style:font-size-complex="9pt"/>
    </style:style>
    <style:style style:name="P22" style:family="paragraph" style:parent-style-name="Standard">
      <style:paragraph-properties fo:line-height="100%" fo:text-align="center" style:justify-single-word="false"/>
      <style:text-properties style:font-name="Source Sans Pro" fo:font-size="9pt" officeooo:rsid="00b854e8" officeooo:paragraph-rsid="00e69662" style:font-size-asian="9pt" style:font-size-complex="9pt"/>
    </style:style>
    <style:style style:name="P23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abcb2f" style:font-size-asian="9pt" style:font-weight-asian="normal" style:font-size-complex="9pt" style:font-weight-complex="normal"/>
    </style:style>
    <style:style style:name="P24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d780b3" style:font-size-asian="9pt" style:font-weight-asian="normal" style:font-size-complex="9pt" style:font-weight-complex="normal"/>
    </style:style>
    <style:style style:name="P25" style:family="paragraph" style:parent-style-name="Standard">
      <style:text-properties style:font-name="Source Sans Pro" officeooo:paragraph-rsid="0062b530"/>
    </style:style>
    <style:style style:name="P26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733322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87112b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91a4f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37554f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32" style:family="paragraph" style:parent-style-name="Standard">
      <style:text-properties style:font-name="Source Sans Pro" officeooo:paragraph-rsid="00733322"/>
    </style:style>
    <style:style style:name="P33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0abcb2f" style:font-size-asian="14pt" style:font-weight-asian="bold" style:font-size-complex="14pt" style:font-weight-complex="bold"/>
    </style:style>
    <style:style style:name="P34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bc1349" officeooo:paragraph-rsid="00bc1349" style:font-size-asian="14pt" style:font-weight-asian="bold" style:font-size-complex="14pt" style:font-weight-complex="bold"/>
    </style:style>
    <style:style style:name="P35" style:family="paragraph" style:parent-style-name="Standard">
      <style:text-properties style:font-name="Source Sans Pro" officeooo:paragraph-rsid="00986756"/>
    </style:style>
    <style:style style:name="P36" style:family="paragraph" style:parent-style-name="Standard">
      <style:text-properties officeooo:paragraph-rsid="00f2814e"/>
    </style:style>
    <style:style style:name="P37" style:family="paragraph" style:parent-style-name="Standard">
      <style:text-properties officeooo:paragraph-rsid="005dcd48"/>
    </style:style>
    <style:style style:name="P38" style:family="paragraph" style:parent-style-name="Table_20_Contents">
      <style:text-properties fo:font-size="9pt" style:font-size-asian="10.5pt"/>
    </style:style>
    <style:style style:name="P39" style:family="paragraph" style:parent-style-name="Table_20_Contents">
      <style:paragraph-properties fo:text-align="start" style:justify-single-word="false"/>
      <style:text-properties style:font-name="Source Sans Pro" fo:font-size="9pt" style:font-size-asian="9pt" style:font-size-complex="9pt"/>
    </style:style>
    <style:style style:name="P40" style:family="paragraph" style:parent-style-name="Table_20_Contents">
      <style:paragraph-properties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41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42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668041" style:font-size-asian="9pt" style:font-size-complex="9pt"/>
    </style:style>
    <style:style style:name="P43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733322" style:font-size-asian="9pt" style:font-size-complex="9pt"/>
    </style:style>
    <style:style style:name="P44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45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e69662" style:font-size-asian="9pt" style:font-size-complex="9pt"/>
    </style:style>
    <style:style style:name="P46" style:family="paragraph" style:parent-style-name="Table_20_Contents">
      <style:paragraph-properties fo:line-height="100%"/>
      <style:text-properties style:font-name="Source Sans Pro" fo:font-size="9pt" officeooo:paragraph-rsid="001718a1" style:font-size-asian="9pt" style:font-size-complex="9pt"/>
    </style:style>
    <style:style style:name="P47" style:family="paragraph" style:parent-style-name="Table_20_Contents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48" style:family="paragraph" style:parent-style-name="Table_20_Contents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49" style:family="paragraph" style:parent-style-name="Table_20_Contents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50" style:family="paragraph" style:parent-style-name="Table_20_Contents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51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1718a1" style:font-size-asian="9pt" style:font-size-complex="9pt"/>
    </style:style>
    <style:style style:name="P52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733322" style:font-size-asian="9pt" style:font-size-complex="9pt"/>
    </style:style>
    <style:style style:name="P53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986756" style:font-size-asian="9pt" style:font-size-complex="9pt"/>
    </style:style>
    <style:style style:name="P54" style:family="paragraph" style:parent-style-name="Table_20_Contents">
      <style:paragraph-properties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55" style:family="paragraph" style:parent-style-name="Table_20_Contents">
      <style:paragraph-properties fo:text-align="center" style:justify-single-word="false"/>
      <style:text-properties style:font-name="Source Sans Pro" fo:font-size="9pt" officeooo:paragraph-rsid="00733322" style:font-size-asian="9pt" style:font-size-complex="9pt"/>
    </style:style>
    <style:style style:name="P56" style:family="paragraph" style:parent-style-name="Table_20_Contents">
      <style:paragraph-properties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57" style:family="paragraph" style:parent-style-name="Table_20_Contents">
      <style:text-properties style:font-name="Source Sans Pro" fo:font-size="9pt" officeooo:paragraph-rsid="001718a1" style:font-size-asian="9pt" style:font-size-complex="9pt"/>
    </style:style>
    <style:style style:name="P58" style:family="paragraph" style:parent-style-name="Table_20_Contents">
      <style:text-properties style:font-name="Source Sans Pro" fo:font-size="9pt" officeooo:rsid="00057f84" officeooo:paragraph-rsid="005dcd48" style:font-size-asian="9pt" style:font-size-complex="9pt"/>
    </style:style>
    <style:style style:name="P59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733322" style:font-size-asian="9pt" style:font-size-complex="9pt"/>
    </style:style>
    <style:style style:name="P60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61" style:family="paragraph" style:parent-style-name="Table_20_Contents">
      <style:text-properties style:font-name="Source Sans Pro" fo:font-size="9pt" officeooo:rsid="00057f84" officeooo:paragraph-rsid="00733322" style:font-size-asian="9pt" style:font-size-complex="9pt"/>
    </style:style>
    <style:style style:name="P62" style:family="paragraph" style:parent-style-name="Table_20_Contents">
      <style:text-properties style:font-name="Source Sans Pro" fo:font-size="9pt" officeooo:rsid="00057f84" officeooo:paragraph-rsid="00986756" style:font-size-asian="9pt" style:font-size-complex="9pt"/>
    </style:style>
    <style:style style:name="P63" style:family="paragraph" style:parent-style-name="Table_20_Contents">
      <style:text-properties style:font-name="Source Sans Pro" fo:font-size="9pt" officeooo:paragraph-rsid="00733322" style:font-size-asian="9pt" style:font-size-complex="9pt"/>
    </style:style>
    <style:style style:name="P64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a5ee8" style:font-size-asian="9pt" style:font-size-complex="9pt"/>
    </style:style>
    <style:style style:name="P65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b7843" style:font-size-asian="9pt" style:font-size-complex="9pt"/>
    </style:style>
    <style:style style:name="P66" style:family="paragraph" style:parent-style-name="Table_20_Contents">
      <style:text-properties style:font-name="Source Sans Pro" fo:font-size="9pt" officeooo:paragraph-rsid="00986756" style:font-size-asian="9pt" style:font-size-complex="9pt"/>
    </style:style>
    <style:style style:name="P6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716ec" style:font-size-asian="9pt" style:font-size-complex="9pt"/>
    </style:style>
    <style:style style:name="P68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967ad" style:font-size-asian="9pt" style:font-size-complex="9pt"/>
    </style:style>
    <style:style style:name="P69" style:family="paragraph" style:parent-style-name="Table_20_Contents">
      <style:paragraph-properties fo:line-height="100%"/>
      <style:text-properties style:font-name="Source Sans Pro" fo:font-size="9pt" fo:font-style="italic" officeooo:paragraph-rsid="001718a1" style:font-size-asian="9pt" style:font-style-asian="italic" style:font-size-complex="9pt" style:font-style-complex="italic"/>
    </style:style>
    <style:style style:name="P70" style:family="paragraph" style:parent-style-name="Table_20_Contents">
      <style:paragraph-properties fo:line-height="100%"/>
      <style:text-properties style:font-name="Source Sans Pro" fo:font-size="9pt" fo:font-style="italic" officeooo:paragraph-rsid="00733322" style:font-size-asian="9pt" style:font-style-asian="italic" style:font-size-complex="9pt" style:font-style-complex="italic"/>
    </style:style>
    <style:style style:name="P71" style:family="paragraph" style:parent-style-name="Table_20_Contents">
      <style:paragraph-properties fo:line-height="100%"/>
      <style:text-properties style:font-name="Source Sans Pro" fo:font-size="9pt" fo:font-style="italic" officeooo:paragraph-rsid="00986756" style:font-size-asian="9pt" style:font-style-asian="italic" style:font-size-complex="9pt" style:font-style-complex="italic"/>
    </style:style>
    <style:style style:name="P72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1718a1" style:font-size-asian="9pt" style:font-weight-asian="bold" style:font-size-complex="9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733322" style:font-size-asian="9pt" style:font-weight-asian="bold" style:font-size-complex="9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986756" style:font-size-asian="9pt" style:font-weight-asian="bold" style:font-size-complex="9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5a7155" style:font-size-asian="9pt" style:font-weight-asian="bold" style:font-size-complex="9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733322" style:font-size-asian="9pt" style:font-weight-asian="bold" style:font-size-complex="9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986756" style:font-size-asian="9pt" style:font-weight-asian="bold" style:font-size-complex="9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1bd114" style:font-size-asian="9pt" style:font-weight-asian="bold" style:font-size-complex="9pt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733322" style:font-size-asian="9pt" style:font-weight-asian="bold" style:font-size-complex="9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986756" style:font-size-asian="9pt" style:font-weight-asian="bold" style:font-size-complex="9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1718a1" style:font-size-asian="9pt" style:font-weight-asian="bold" style:font-size-complex="9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733322" style:font-size-asian="9pt" style:font-weight-asian="bold" style:font-size-complex="9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986756" style:font-size-asian="9pt" style:font-weight-asian="bold" style:font-size-complex="9pt" style:font-weight-complex="bold"/>
    </style:style>
    <style:style style:name="P84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2358c0" style:font-size-asian="9pt" style:font-weight-asian="normal" style:font-size-complex="9pt" style:font-weight-complex="normal"/>
    </style:style>
    <style:style style:name="P85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24486b" style:font-size-asian="9pt" style:font-weight-asian="normal" style:font-size-complex="9pt" style:font-weight-complex="normal"/>
    </style:style>
    <style:style style:name="P86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733322" style:font-size-asian="9pt" style:font-weight-asian="normal" style:font-size-complex="9pt" style:font-weight-complex="normal"/>
    </style:style>
    <style:style style:name="P87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986756" style:font-size-asian="9pt" style:font-weight-asian="normal" style:font-size-complex="9pt" style:font-weight-complex="normal"/>
    </style:style>
    <style:style style:name="P88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733322" style:font-size-asian="9pt" style:font-weight-asian="normal" style:font-size-complex="9pt" style:font-weight-complex="normal"/>
    </style:style>
    <style:style style:name="P89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986756" style:font-size-asian="9pt" style:font-weight-asian="normal" style:font-size-complex="9pt" style:font-weight-complex="normal"/>
    </style:style>
    <style:style style:name="P90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24486b" style:font-size-asian="9pt" style:font-weight-asian="normal" style:font-size-complex="9pt" style:font-weight-complex="normal"/>
    </style:style>
    <style:style style:name="P91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92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733322" style:font-size-asian="9pt" style:font-weight-asian="normal" style:font-size-complex="9pt" style:font-weight-complex="normal"/>
    </style:style>
    <style:style style:name="P93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986756" style:font-size-asian="9pt" style:font-weight-asian="normal" style:font-size-complex="9pt" style:font-weight-complex="normal"/>
    </style:style>
    <style:style style:name="P94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95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733322" style:font-size-asian="9pt" style:font-weight-asian="normal" style:font-size-complex="9pt" style:font-weight-complex="normal"/>
    </style:style>
    <style:style style:name="P96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986756" style:font-size-asian="9pt" style:font-weight-asian="normal" style:font-size-complex="9pt" style:font-weight-complex="normal"/>
    </style:style>
    <style:style style:name="P97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1bd114" style:font-size-asian="8.5pt" style:font-weight-asian="bold" style:font-size-complex="8.5pt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986756" style:font-size-asian="8.5pt" style:font-weight-asian="bold" style:font-size-complex="8.5pt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8c14f8" officeooo:paragraph-rsid="008c14f8" style:font-size-asian="8.5pt" style:font-weight-asian="bold" style:font-size-complex="8.5pt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733322" style:font-size-asian="10.5pt" style:font-weight-asian="bold" style:font-size-complex="10.5pt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1718a1" style:font-size-asian="10.5pt" style:font-weight-asian="bold" style:font-size-complex="10.5pt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986756" style:font-size-asian="10.5pt" style:font-weight-asian="bold" style:font-size-complex="10.5pt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1718a1" style:font-size-asian="10pt" style:font-weight-asian="bold" style:font-size-complex="10pt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986756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733322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line-height="100%" fo:text-align="center" style:justify-single-word="false"/>
      <style:text-properties officeooo:paragraph-rsid="00c15e8e"/>
    </style:style>
    <style:style style:name="P107" style:family="paragraph" style:parent-style-name="Table_20_Contents">
      <style:paragraph-properties fo:line-height="100%" fo:text-align="center" style:justify-single-word="false"/>
      <style:text-properties officeooo:paragraph-rsid="00b4c5e9"/>
    </style:style>
    <style:style style:name="P108" style:family="paragraph" style:parent-style-name="Frame_20_contents">
      <style:paragraph-properties fo:text-align="center" style:justify-single-word="false"/>
    </style:style>
    <style:style style:name="P109" style:family="paragraph" style:parent-style-name="Header">
      <style:paragraph-properties fo:line-height="100%"/>
    </style:style>
    <style:style style:name="P110" style:family="paragraph" style:parent-style-name="Footer">
      <style:text-properties officeooo:paragraph-rsid="00d595f4"/>
    </style:style>
    <style:style style:name="P111" style:family="paragraph" style:parent-style-name="Footer">
      <style:text-properties style:font-name="Source Sans Pro" fo:font-size="10pt" officeooo:rsid="0020b251" officeooo:paragraph-rsid="00f2814e" style:font-size-asian="10pt" style:font-size-complex="10pt"/>
    </style:style>
    <style:style style:name="P112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113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114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64faf5" style:font-size-asian="10pt" style:font-size-complex="10pt"/>
    </style:style>
    <style:style style:name="P115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733322" style:font-size-asian="10pt" style:font-size-complex="10pt"/>
    </style:style>
    <style:style style:name="P116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986756" style:font-size-asian="10pt" style:font-size-complex="10pt"/>
    </style:style>
    <style:style style:name="P117" style:family="paragraph" style:parent-style-name="Table_20_Heading">
      <style:text-properties style:font-name="Source Sans Pro" fo:font-size="10pt" officeooo:rsid="0094df37" officeooo:paragraph-rsid="001718a1" style:font-size-asian="10pt" style:font-size-complex="10pt"/>
    </style:style>
    <style:style style:name="P118" style:family="paragraph" style:parent-style-name="Table_20_Heading">
      <style:text-properties style:font-name="Source Sans Pro" fo:font-size="10pt" officeooo:rsid="0094df37" officeooo:paragraph-rsid="00733322" style:font-size-asian="10pt" style:font-size-complex="10pt"/>
    </style:style>
    <style:style style:name="P119" style:family="paragraph" style:parent-style-name="Table_20_Heading">
      <style:text-properties style:font-name="Source Sans Pro" fo:font-size="10pt" officeooo:rsid="0094df37" officeooo:paragraph-rsid="00986756" style:font-size-asian="10pt" style:font-size-complex="10pt"/>
    </style:style>
    <style:style style:name="P120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60cf14" style:font-size-asian="10pt" style:font-size-complex="10pt"/>
    </style:style>
    <style:style style:name="P121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60cf14" style:font-size-asian="10pt" style:font-size-complex="10pt"/>
    </style:style>
    <style:style style:name="P122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733322" style:font-size-asian="10pt" style:font-size-complex="10pt"/>
    </style:style>
    <style:style style:name="P123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986756" style:font-size-asian="10pt" style:font-size-complex="10pt"/>
    </style:style>
    <style:style style:name="P124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733322" style:font-size-asian="10pt" style:font-size-complex="10pt"/>
    </style:style>
    <style:style style:name="P125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986756" style:font-size-asian="10pt" style:font-size-complex="10pt"/>
    </style:style>
    <style:style style:name="P126" style:family="paragraph" style:parent-style-name="Table_20_Heading">
      <style:text-properties style:font-name="Source Sans Pro" fo:font-size="9.30000019073486pt" officeooo:rsid="00668041" officeooo:paragraph-rsid="00668041" style:font-size-asian="9.30000019073486pt" style:font-size-complex="9.30000019073486pt"/>
    </style:style>
    <style:style style:name="P127" style:family="paragraph" style:parent-style-name="Table_20_Heading">
      <style:text-properties style:font-name="Source Sans Pro" fo:font-size="9.30000019073486pt" fo:font-weight="bold" officeooo:rsid="00668041" officeooo:paragraph-rsid="00986756" style:font-size-asian="9.30000019073486pt" style:font-weight-asian="bold" style:font-size-complex="9.30000019073486pt" style:font-weight-complex="bold"/>
    </style:style>
    <style:style style:name="P128" style:family="paragraph" style:parent-style-name="Table_20_Heading">
      <style:text-properties style:font-name="Source Sans Pro" fo:font-size="9.30000019073486pt" fo:font-weight="bold" officeooo:rsid="00668041" officeooo:paragraph-rsid="00733322" style:font-size-asian="9.30000019073486pt" style:font-weight-asian="bold" style:font-size-complex="9.30000019073486pt" style:font-weight-complex="bold"/>
    </style:style>
    <style:style style:name="P12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828bdd" style:font-size-asian="7pt" style:font-weight-asian="bold" style:font-size-complex="7pt" style:font-weight-complex="bold"/>
    </style:style>
    <style:style style:name="P13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986756" style:font-size-asian="7pt" style:font-weight-asian="bold" style:font-size-complex="7pt" style:font-weight-complex="bold"/>
    </style:style>
    <style:style style:name="P131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83755c" style:font-size-asian="7pt" style:font-weight-asian="bold" style:font-size-complex="7pt" style:font-weight-complex="bold"/>
    </style:style>
    <style:style style:name="P132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986756" style:font-size-asian="7pt" style:font-weight-asian="bold" style:font-size-complex="7pt" style:font-weight-complex="bold"/>
    </style:style>
    <style:style style:name="P13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fo:font-style="normal" style:text-underline-style="none" fo:font-weight="normal" officeooo:rsid="00828bdd" officeooo:paragraph-rsid="00828bdd" style:font-size-asian="7pt" style:font-style-asian="normal" style:font-weight-asian="normal" style:font-size-complex="7pt" style:font-style-complex="normal" style:font-weight-complex="normal"/>
    </style:style>
    <style:style style:name="P134" style:family="paragraph" style:parent-style-name="Standard">
      <style:paragraph-properties fo:break-before="auto" fo:break-after="auto"/>
      <style:text-properties officeooo:paragraph-rsid="00bcea45"/>
    </style:style>
    <style:style style:name="P135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Source Sans Pro" fo:font-size="9pt" officeooo:rsid="00e8200f" officeooo:paragraph-rsid="00e90f70" style:font-size-asian="9pt" style:font-size-complex="9pt"/>
    </style:style>
    <style:style style:name="P136" style:family="paragraph" style:parent-style-name="Text_20_body">
      <style:paragraph-properties fo:margin-top="0in" fo:margin-bottom="0in" loext:contextual-spacing="false" fo:line-height="100%"/>
      <style:text-properties style:font-name="Source Sans Pro" fo:font-size="9pt" officeooo:rsid="00e8200f" officeooo:paragraph-rsid="00e90f70" style:font-size-asian="9pt" style:font-size-complex="9pt"/>
    </style:style>
    <style:style style:name="P137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69794d" style:font-size-asian="9pt" style:font-size-complex="9pt"/>
    </style:style>
    <style:style style:name="P138" style:family="paragraph" style:parent-style-name="Standard" style:master-page-name="Standard">
      <style:paragraph-properties fo:line-height="150%" style:page-number="auto" fo:break-before="page"/>
      <style:text-properties style:font-name="Source Sans Pro" fo:font-size="9pt" officeooo:rsid="00057f84" officeooo:paragraph-rsid="00525c7d" style:font-size-asian="9pt" style:font-size-complex="9pt"/>
    </style:style>
    <style:style style:name="P139" style:family="paragraph" style:parent-style-name="Standard" style:master-page-name="Cotizacion_20_">
      <style:paragraph-properties fo:line-height="115%" fo:text-align="start" style:justify-single-word="false" style:page-number="auto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140" style:family="paragraph" style:parent-style-name="Standard" style:master-page-name="Facturas">
      <style:paragraph-properties fo:line-height="115%" fo:text-align="start" style:justify-single-word="false" style:page-number="auto"/>
      <style:text-properties style:font-name="Source Sans Pro" fo:font-size="9pt" fo:font-weight="normal" officeooo:rsid="001bb431" officeooo:paragraph-rsid="0087112b" style:font-size-asian="9pt" style:font-weight-asian="normal" style:font-size-complex="9pt" style:font-weight-complex="normal"/>
    </style:style>
    <style:style style:name="P141" style:family="paragraph" style:parent-style-name="Standard" style:master-page-name="Facturas">
      <style:paragraph-properties fo:line-height="115%" fo:text-align="start" style:justify-single-word="false" style:page-number="auto"/>
      <style:text-properties style:font-name="Source Sans Pro" fo:font-size="9pt" fo:font-weight="normal" officeooo:rsid="001bb431" officeooo:paragraph-rsid="00fd6109" style:font-size-asian="9pt" style:font-weight-asian="normal" style:font-size-complex="9pt" style:font-weight-complex="normal"/>
    </style:style>
    <style:style style:name="P142" style:family="paragraph" style:parent-style-name="Standard" style:master-page-name="Facturas">
      <style:paragraph-properties fo:line-height="115%" fo:text-align="start" style:justify-single-word="false" style:page-number="auto"/>
      <style:text-properties style:font-name="Source Sans Pro" fo:font-size="9pt" fo:font-weight="normal" officeooo:rsid="001bb431" officeooo:paragraph-rsid="00fd6109" style:font-size-asian="9pt" style:font-weight-asian="normal" style:font-size-complex="9pt" style:font-weight-complex="normal"/>
    </style:style>
    <style:style style:name="T1" style:family="text">
      <style:text-properties style:font-name="Source Sans Pro" fo:font-size="10pt" officeooo:rsid="00e4b507" style:font-size-asian="10pt" style:font-size-complex="10pt"/>
    </style:style>
    <style:style style:name="T2" style:family="text">
      <style:text-properties style:font-name="Source Sans Pro" fo:font-size="10pt" officeooo:rsid="0020b251" style:font-size-asian="10pt" style:font-size-complex="10pt"/>
    </style:style>
    <style:style style:name="T3" style:family="text">
      <style:text-properties style:font-name="Source Sans Pro" fo:font-size="10pt" officeooo:rsid="00d96959" style:font-size-asian="10pt" style:font-size-complex="10pt"/>
    </style:style>
    <style:style style:name="T4" style:family="text">
      <style:text-properties style:font-name="Source Sans Pro" fo:font-size="9pt" style:font-size-asian="9pt" style:font-size-complex="9pt"/>
    </style:style>
    <style:style style:name="T5" style:family="text">
      <style:text-properties style:font-name="Source Sans Pro" fo:font-size="9pt" officeooo:rsid="00b854e8" style:font-size-asian="9pt" style:font-size-complex="9pt"/>
    </style:style>
    <style:style style:name="T6" style:family="text">
      <style:text-properties officeooo:rsid="001bb431"/>
    </style:style>
    <style:style style:name="T7" style:family="text">
      <style:text-properties officeooo:rsid="00057f84"/>
    </style:style>
    <style:style style:name="T8" style:family="text">
      <style:text-properties fo:font-weight="normal" officeooo:rsid="0020a2d7" style:font-weight-asian="normal" style:font-weight-complex="normal"/>
    </style:style>
    <style:style style:name="T9" style:family="text">
      <style:text-properties fo:font-weight="normal" officeooo:rsid="0040fe82" style:font-weight-asian="normal" style:font-weight-complex="normal"/>
    </style:style>
    <style:style style:name="T10" style:family="text">
      <style:text-properties fo:font-weight="normal" officeooo:rsid="00057f84" style:font-weight-asian="normal" style:font-weight-complex="normal"/>
    </style:style>
    <style:style style:name="T11" style:family="text">
      <style:text-properties officeooo:rsid="0024486b"/>
    </style:style>
    <style:style style:name="T12" style:family="text">
      <style:text-properties officeooo:rsid="000a558d"/>
    </style:style>
    <style:style style:name="T13" style:family="text">
      <style:text-properties officeooo:rsid="00636568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828bdd" style:font-style-asian="normal" style:font-weight-asian="normal" style:font-style-complex="normal" style:font-weight-complex="normal"/>
    </style:style>
    <style:style style:name="T16" style:family="text">
      <style:text-properties officeooo:rsid="008900f7"/>
    </style:style>
    <style:style style:name="T17" style:family="text">
      <style:text-properties officeooo:rsid="00abcb2f"/>
    </style:style>
    <style:style style:name="T18" style:family="text">
      <style:text-properties officeooo:rsid="00ad59bb"/>
    </style:style>
    <style:style style:name="T19" style:family="text">
      <style:text-properties officeooo:rsid="00d420c4"/>
    </style:style>
    <style:style style:name="T20" style:family="text">
      <style:text-properties officeooo:rsid="00b854e8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8"><text:placeholder text:placeholder-type="text">&lt;for each="sale in objects"&gt;</text:placeholder></text:p>
      <text:p text:style-name="P3"><text:placeholder text:placeholder-type="text">&lt;if test="invoice_e == 'true'"&gt;</text:placeholder></text:p>
      <text:p text:style-name="P8"><text:placeholder text:placeholder-type="text">&lt;if test="invoice.type == 'out_invoice'"&gt;</text:placeholder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">Cliente: <text:span text:style-name="T6"><text:placeholder text:placeholder-type="text">&lt;invoice.party.name&gt;</text:placeholder></text:span></text:p>
          </table:table-cell>
          <table:table-cell table:style-name="Table7.A1" office:value-type="string">
            <text:p text:style-name="P9"><text:span text:style-name="T9">Vendedor: </text:span><text:span text:style-name="T9"><text:placeholder text:placeholder-type="text">&lt;sale.create_uid.login&gt;</text:placeholder></text:span></text:p>
          </table:table-cell>
        </table:table-row>
        <table:table-row>
          <table:table-cell table:style-name="Table7.A1" office:value-type="string">
            <text:p text:style-name="P9"><text:span text:style-name="T17">C.I./RUC</text:span>: <text:placeholder text:placeholder-type="text">&lt;invoice.party.vat_code&gt;</text:placeholder><text:tab/></text:p>
          </table:table-cell>
          <table:table-cell table:style-name="Table7.A1" office:value-type="string">
            <text:p text:style-name="P9"><text:span text:style-name="T12">Teléfono</text:span>: <text:placeholder text:placeholder-type="text">&lt;invoice.party.phone&gt;</text:placeholder></text:p>
          </table:table-cell>
        </table:table-row>
        <table:table-row>
          <table:table-cell table:style-name="Table7.A1" office:value-type="string">
            <text:p text:style-name="P14"><text:span text:style-name="T7">Fecha: </text:span><text:placeholder text:placeholder-type="text">&lt;formatLang(invoice.invoice_date, invoice.party.lang)&gt;</text:placeholder> </text:p>
            <text:p text:style-name="P135"><text:placeholder text:placeholder-type="text">&lt;if test="invoice.invoice_date != maturity_date"&gt;</text:placeholder></text:p>
            <text:p text:style-name="P136">Vencimiento: <text:placeholder text:placeholder-type="text">&lt;formatLang(maturity_date, invoice.party.lang)&gt;</text:placeholder></text:p>
            <text:p text:style-name="P135"><text:placeholder text:placeholder-type="text">&lt;/if&gt;</text:placeholder></text:p>
          </table:table-cell>
          <table:table-cell table:style-name="Table7.A1" office:value-type="string">
            <text:p text:style-name="P6"><text:placeholder text:placeholder-type="text">&lt;if test="forma == 'CREDITO'"&gt;</text:placeholder></text:p>
            <text:p text:style-name="P20"><text:span text:style-name="T13">Pago: <text:s/></text:span><text:span text:style-name="T13"><text:placeholder text:placeholder-type="text">&lt;forma&gt;</text:placeholder></text:span></text:p>
            <text:p text:style-name="P6"><text:placeholder text:placeholder-type="text">&lt;/if&gt;</text:placeholder></text:p>
            <text:p text:style-name="P6"><text:placeholder text:placeholder-type="text">&lt;if test="forma == 'CONTADO'"&gt;</text:placeholder></text:p>
            <text:p text:style-name="P21"><text:span text:style-name="T13">Pago: </text:span><text:span text:style-name="T13"><text:placeholder text:placeholder-type="text">&lt;tipo&gt;</text:placeholder></text:span><text:span text:style-name="T13"> - <text:s/></text:span><text:span text:style-name="T13"><text:placeholder text:placeholder-type="text">&lt;forma&gt;</text:placeholder></text:span></text:p>
            <text:p text:style-name="P6"><text:placeholder text:placeholder-type="text">&lt;/if&gt;</text:placeholder></text:p>
          </table:table-cell>
        </table:table-row>
        <table:table-row>
          <table:table-cell table:style-name="Table7.A1" office:value-type="string">
            <text:p text:style-name="P14"><text:span text:style-name="T10">Dirección: </text:span><text:span text:style-name="T8"><text:s/></text:span><text:span text:style-name="T8"><text:placeholder text:placeholder-type="text">&lt;invoice.party.addresses[0].street&gt;</text:placeholder></text:span></text:p>
          </table:table-cell>
          <table:table-cell table:style-name="Table7.A1" office:value-type="string">
            <text:p text:style-name="P39"/>
          </table:table-cell>
        </table:table-row>
      </table:table>
      <text:p text:style-name="P4"><text:tab/> <text:s text:c="1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14">Código</text:p>
          </table:table-cell>
          <table:table-cell table:style-name="Table2.A1" office:value-type="string">
            <text:p text:style-name="P117">Descripción</text:p>
          </table:table-cell>
          <table:table-cell table:style-name="Table2.A1" office:value-type="string">
            <text:p text:style-name="P126">Cant.</text:p>
          </table:table-cell>
          <table:table-cell table:style-name="Table2.A1" office:value-type="string">
            <text:p text:style-name="P120">P. Unit.</text:p>
          </table:table-cell>
          <table:table-cell table:style-name="Table2.A1" office:value-type="string">
            <text:p text:style-name="P121">Subt.</text:p>
          </table:table-cell>
        </table:table-row>
        <table:table-row table:style-name="Table2.2"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6"><text:placeholder text:placeholder-type="text">&lt;for each="line in invoice.lines"&gt;</text:placeholder></text:p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1"/>
          </table:table-cell>
        </table:table-row>
        <table:table-row table:style-name="Table2.2"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6"><text:placeholder text:placeholder-type="text">&lt;choose test=""&gt;</text:placeholder></text:p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1"/>
          </table:table-cell>
        </table:table-row>
        <table:table-row table:style-name="Table2.2"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6"><text:placeholder text:placeholder-type="text">&lt;when test="line.type == 'line'"&gt;</text:placeholder></text:p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1"/>
          </table:table-cell>
        </table:table-row>
        <table:table-row table:style-name="Table2.2">
          <table:table-cell table:style-name="Table2.A2" office:value-type="string">
            <text:p text:style-name="P16"><text:placeholder text:placeholder-type="text">&lt;if test="line.product.code"&gt;</text:placeholder> </text:p>
            <text:p text:style-name="P47"><text:placeholder text:placeholder-type="text">&lt;line.product.code[0:7]&gt;</text:placeholder> </text:p>
            <text:p text:style-name="P42"><text:soft-page-break/><text:placeholder text:placeholder-type="text">&lt;/if&gt;</text:placeholder></text:p>
          </table:table-cell>
          <table:table-cell table:style-name="Table2.A2" office:value-type="string">
            <text:p text:style-name="P7"><text:placeholder text:placeholder-type="text">&lt;if test="lineas &lt;= 3"&gt;</text:placeholder></text:p>
            <text:p text:style-name="P18"><text:placeholder text:placeholder-type="text">&lt;for each="line in line.description.split('\n')"&gt;</text:placeholder></text:p>
            <text:p text:style-name="P49"><text:placeholder text:placeholder-type="text">&lt;line&gt;</text:placeholder></text:p>
            <text:p text:style-name="P64"><text:placeholder text:placeholder-type="text">&lt;/for&gt;</text:placeholder> </text:p>
            <text:p text:style-name="P64"><text:placeholder text:placeholder-type="text">&lt;/if&gt;</text:placeholder></text:p>
            <text:p text:style-name="P5"><text:placeholder text:placeholder-type="text">&lt;if test="lineas &gt; 3"&gt;</text:placeholder></text:p>
            <text:p text:style-name="P46"><text:placeholder text:placeholder-type="text">&lt;for each="line in line.description[0:38].split('\n')"&gt;</text:placeholder></text:p>
            <text:p text:style-name="P46"><text:soft-page-break/><text:placeholder text:placeholder-type="text">&lt;line&gt;</text:placeholder></text:p>
            <text:p text:style-name="P46"><text:placeholder text:placeholder-type="text">&lt;/for&gt;</text:placeholder></text:p>
            <text:p text:style-name="P65"><text:placeholder text:placeholder-type="text">&lt;/if&gt;</text:placeholder></text:p>
          </table:table-cell>
          <table:table-cell table:style-name="Table2.A2" office:value-type="string">
            <text:p text:style-name="P68"><text:placeholder text:placeholder-type="text">&lt;(str(line.quantity).split(".") )[0]&gt;</text:placeholder></text:p>
          </table:table-cell>
          <table:table-cell table:style-name="Table2.A2" office:value-type="string">
            <text:p text:style-name="P22"><text:placeholder text:placeholder-type="text">&lt;if test="line.unit_price &gt;0"&gt;</text:placeholder></text:p>
            <text:p text:style-name="P107"><text:span text:style-name="T5">$</text:span><text:span text:style-name="T4"><text:placeholder text:placeholder-type="text">&lt;str(line.unit_price)[0:(len(str(line.unit_price))-2)]&gt;</text:placeholder></text:span></text:p>
            <text:p text:style-name="P22"><text:soft-page-break/><text:placeholder text:placeholder-type="text">&lt;/if&gt;</text:placeholder></text:p>
          </table:table-cell>
          <table:table-cell table:style-name="Table2.A2" office:value-type="string">
            <text:p text:style-name="P45"><text:span text:style-name="T20"><text:placeholder text:placeholder-type="text">&lt;if test="line.amount &gt;0"&gt;</text:placeholder></text:span><text:placeholder text:placeholder-type="text">&lt;formatLang(line.amount, invoice.party.lang, currency=invoice.currency)&gt;</text:placeholder><text:soft-page-break/><text:span text:style-name="T20"><text:placeholder text:placeholder-type="text">&lt;/if&gt;</text:placeholder></text:span></text:p>
          </table:table-cell>
        </table:table-row>
        <table:table-row table:style-name="Table2.2"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6"><text:placeholder text:placeholder-type="text">&lt;/when&gt;</text:placeholder></text:p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1"/>
          </table:table-cell>
        </table:table-row>
        <table:table-row table:style-name="Table2.2"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6"><text:placeholder text:placeholder-type="text">&lt;when test="line.type == 'subtotal'"&gt;</text:placeholder></text:p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1"/>
          </table:table-cell>
        </table:table-row>
        <table:table-row table:style-name="Table2.2"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6"><text:placeholder text:placeholder-type="text">&lt;for each="line in line.description.split('\n')"&gt;</text:placeholder></text:p>
            <text:p text:style-name="P46"><text:placeholder text:placeholder-type="text">&lt;line&gt;</text:placeholder></text:p>
            <text:p text:style-name="P46"><text:placeholder text:placeholder-type="text">&lt;/for&gt;</text:placeholder></text:p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1"/>
          </table:table-cell>
        </table:table-row>
        <table:table-row table:style-name="Table2.2"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6"><text:placeholder text:placeholder-type="text">&lt;/when&gt;</text:placeholder></text:p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1"/>
          </table:table-cell>
        </table:table-row>
        <table:table-row table:style-name="Table2.2"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6"><text:placeholder text:placeholder-type="text">&lt;when test="line.type == 'title'"&gt;</text:placeholder></text:p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1"/>
          </table:table-cell>
        </table:table-row>
        <table:table-row table:style-name="Table2.2"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6"><text:placeholder text:placeholder-type="text">&lt;for each="line in line.description.split('\n')"&gt;</text:placeholder></text:p>
            <text:p text:style-name="P69"><text:placeholder text:placeholder-type="text">&lt;line&gt;</text:placeholder></text:p>
            <text:p text:style-name="P46"><text:placeholder text:placeholder-type="text">&lt;/for&gt;</text:placeholder></text:p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1"/>
          </table:table-cell>
        </table:table-row>
        <table:table-row table:style-name="Table2.2"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6"><text:placeholder text:placeholder-type="text">&lt;/when&gt;</text:placeholder></text:p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1"/>
          </table:table-cell>
        </table:table-row>
        <table:table-row table:style-name="Table2.2"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6"><text:placeholder text:placeholder-type="text">&lt;otherwise test=""&gt;</text:placeholder></text:p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1"/>
          </table:table-cell>
        </table:table-row>
        <table:table-row table:style-name="Table2.2"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6"><text:placeholder text:placeholder-type="text">&lt;for each="line in line.description.split('\n')"&gt;</text:placeholder></text:p>
            <text:p text:style-name="P46"><text:placeholder text:placeholder-type="text">&lt;line&gt;</text:placeholder></text:p>
            <text:p text:style-name="P46"><text:placeholder text:placeholder-type="text">&lt;/for&gt;</text:placeholder></text:p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1"/>
          </table:table-cell>
        </table:table-row>
        <table:table-row table:style-name="Table2.2"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6"><text:placeholder text:placeholder-type="text">&lt;/otherwise&gt;</text:placeholder></text:p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1"/>
          </table:table-cell>
        </table:table-row>
        <table:table-row table:style-name="Table2.2"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6"><text:placeholder text:placeholder-type="text">&lt;/choose&gt;</text:placeholder></text:p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1"/>
          </table:table-cell>
        </table:table-row>
        <table:table-row table:style-name="Table2.2"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6"><text:placeholder text:placeholder-type="text">&lt;/for&gt;</text:placeholder></text:p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51"/>
          </table:table-cell>
        </table:table-row>
        <table:table-row table:style-name="Table2.1"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57"/>
          </table:table-cell>
          <table:table-cell table:style-name="Table2.D18" office:value-type="string">
            <text:p text:style-name="P72">Subtotal:</text:p>
          </table:table-cell>
          <table:table-cell table:style-name="Table2.D18" office:value-type="string">
            <text:p text:style-name="P91"><text:placeholder text:placeholder-type="text">&lt;formatLang(invoice.untaxed_amount, invoice.party.lang, currency=invoice.currency)&gt;</text:placeholder><text:soft-page-break/></text:p>
          </table:table-cell>
        </table:table-row>
        <table:table-row table:style-name="Table2.1">
          <table:table-cell table:style-name="Table2.A2" office:value-type="string">
            <text:p text:style-name="P131"/>
          </table:table-cell>
          <table:table-cell table:style-name="Table2.A2" office:value-type="string">
            <text:p text:style-name="P133"/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75">Descuento:</text:p>
          </table:table-cell>
          <table:table-cell table:style-name="Table2.A2" office:value-type="string">
            <text:p text:style-name="P84"><text:placeholder text:placeholder-type="text">&lt;formatLang(descuento, invoice.party.lang, currency=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78">Subtotal <text:span text:style-name="T11">0</text:span>%:</text:p>
          </table:table-cell>
          <table:table-cell table:style-name="Table2.A2" office:value-type="string">
            <text:p text:style-name="P90"><text:placeholder text:placeholder-type="text">&lt;formatLang(subtotal_0, invoice.party.lang, currency=invoice.currency)&gt;</text:placeholder></text:p>
          </table:table-cell>
        </table:table-row>
        <table:table-row table:style-name="Table2.21">
          <table:table-cell table:style-name="Table2.A2" office:value-type="string">
            <text:p text:style-name="P131">SON:</text:p>
          </table:table-cell>
          <table:table-cell table:style-name="Table2.A2" office:value-type="string">
            <text:p text:style-name="P129"><text:s/><text:span text:style-name="T14"><text:placeholder text:placeholder-type="text">&lt;amount2words&gt;</text:placeholder></text:span><text:span text:style-name="T14">, </text:span><text:span text:style-name="T14"><text:placeholder text:placeholder-type="text">&lt;decimales&gt;</text:placeholder></text:span><text:span text:style-name="T14"> </text:span><text:span text:style-name="T15">/100 <text:s/>DOLARES</text:span></text:p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97">Subtotal <text:span text:style-name="T11">14</text:span>%:</text:p>
          </table:table-cell>
          <table:table-cell table:style-name="Table2.A2" office:value-type="string">
            <text:p text:style-name="P85"><text:placeholder text:placeholder-type="text">&lt;formatLang(subtotal_14, invoice.party.lang, currency=invoice.currency)&gt;</text:placeholder></text:p>
          </table:table-cell>
        </table:table-row>
        <table:table-row table:style-name="Table2.22"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8"><text:s text:c="2"/></text:p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81">IVA 1<text:span text:style-name="T19">4</text:span>%:</text:p>
          </table:table-cell>
          <table:table-cell table:style-name="Table2.A2" office:value-type="string">
            <text:p text:style-name="P94"><text:placeholder text:placeholder-type="text">&lt;formatLang(invoice.tax_amount, invoice.party.lang, currency=invoice.currency)&gt;</text:placeholder><text:soft-page-break/></text:p>
          </table:table-cell>
        </table:table-row>
        <table:table-row table:style-name="Table2.1">
          <table:table-cell table:style-name="Table2.A23" office:value-type="string">
            <text:p text:style-name="P54"/>
          </table:table-cell>
          <table:table-cell table:style-name="Table2.B23" office:value-type="string">
            <text:p text:style-name="P11"/>
            <text:p text:style-name="P37"/>
            <text:p text:style-name="P25"/>
          </table:table-cell>
          <table:table-cell table:style-name="Table2.C23" office:value-type="string">
            <text:p text:style-name="P11"/>
          </table:table-cell>
          <table:table-cell table:style-name="Table2.A2" office:value-type="string">
            <text:p text:style-name="P101">TOTAL:</text:p>
          </table:table-cell>
          <table:table-cell table:style-name="Table2.A2" office:value-type="string">
            <text:p text:style-name="P103"><text:placeholder text:placeholder-type="text">&lt;formatLang(invoice.total_amount, invoice.party.lang, currency=invoice.currency)&gt;</text:placeholder></text:p>
          </table:table-cell>
        </table:table-row>
      </table:table>
      <text:p text:style-name="P24"/>
      <text:p text:style-name="P24"><text:placeholder text:placeholder-type="text">&lt;/if&gt;</text:placeholder></text:p>
      <text:p text:style-name="P30"><text:placeholder text:placeholder-type="text">&lt;/if&gt;</text:placeholder></text:p>
      <text:p text:style-name="P139"><text:placeholder text:placeholder-type="text">&lt;if test="invoice_e == 'false'"&gt;</text:placeholder></text:p>
      <text:p text:style-name="P23"><text:placeholder text:placeholder-type="text">&lt;if test="sale.state == 'quotation'"&gt;</text:placeholder></text:p>
      <text:p text:style-name="P33">COTIZACIÓN</text:p>
      <text:p text:style-name="P33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0">Cliente: <text:span text:style-name="T6"><text:placeholder text:placeholder-type="text">&lt;invoice.party.name&gt;</text:placeholder></text:span></text:p>
          </table:table-cell>
          <table:table-cell table:style-name="Table10.A1" office:value-type="string">
            <text:p text:style-name="P10"><text:span text:style-name="T9">Vendedor: </text:span><text:span text:style-name="T9"><text:placeholder text:placeholder-type="text">&lt;sale.create_uid.login&gt;</text:placeholder></text:span></text:p>
          </table:table-cell>
        </table:table-row>
        <table:table-row>
          <table:table-cell table:style-name="Table10.A1" office:value-type="string">
            <text:p text:style-name="P10"><text:span text:style-name="T18">C.I./</text:span>RUC:<text:tab/><text:placeholder text:placeholder-type="text">&lt;invoice.party.vat_code&gt;</text:placeholder><text:tab/></text:p>
          </table:table-cell>
          <table:table-cell table:style-name="Table10.A1" office:value-type="string">
            <text:p text:style-name="P10"><text:span text:style-name="T12">Teléfono</text:span>: <text:placeholder text:placeholder-type="text">&lt;invoice.party.phone&gt;</text:placeholder></text:p>
          </table:table-cell>
        </table:table-row>
        <table:table-row>
          <table:table-cell table:style-name="Table10.A1" office:value-type="string">
            <text:p text:style-name="P15"><text:span text:style-name="T7">Fecha: </text:span><text:placeholder text:placeholder-type="text">&lt;formatLang(sale.sale_date, invoice.party.lang)&gt;</text:placeholder> <text:s/></text:p>
          </table:table-cell>
          <table:table-cell table:style-name="Table10.A1" office:value-type="string">
            <text:p text:style-name="P15"><text:span text:style-name="T13">Pago: </text:span><text:span text:style-name="T13"><text:placeholder text:placeholder-type="text">&lt;forma&gt;</text:placeholder></text:span><text:span text:style-name="T13"> </text:span><text:span text:style-name="T13"><text:placeholder text:placeholder-type="text">&lt;tipo&gt;</text:placeholder></text:span></text:p>
          </table:table-cell>
        </table:table-row>
        <table:table-row>
          <table:table-cell table:style-name="Table10.A1" office:value-type="string">
            <text:p text:style-name="P15"><text:span text:style-name="T10">Dirección: </text:span><text:span text:style-name="T8"><text:s/></text:span><text:span text:style-name="T8"><text:placeholder text:placeholder-type="text">&lt;invoice.party.addresses[0].street&gt;</text:placeholder></text:span></text:p>
          </table:table-cell>
          <table:table-cell table:style-name="Table10.A1" office:value-type="string">
            <text:p text:style-name="P40"/>
          </table:table-cell>
        </table:table-row>
      </table:table>
      <text:p text:style-name="P28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116">Código</text:p>
          </table:table-cell>
          <table:table-cell table:style-name="Table11.A1" office:value-type="string">
            <text:p text:style-name="P119">Descripción</text:p>
          </table:table-cell>
          <table:table-cell table:style-name="Table11.A1" office:value-type="string">
            <text:p text:style-name="P127">Cant.</text:p>
          </table:table-cell>
          <table:table-cell table:style-name="Table11.A1" office:value-type="string">
            <text:p text:style-name="P125">P. Unit.</text:p>
          </table:table-cell>
          <table:table-cell table:style-name="Table11.A1" office:value-type="string">
            <text:p text:style-name="P123">Subt.</text:p>
          </table:table-cell>
        </table:table-row>
        <table:table-row table:style-name="Table11.2"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50"><text:placeholder text:placeholder-type="text">&lt;for each="line in invoice.lines"&gt;</text:placeholder></text:p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44"/>
          </table:table-cell>
        </table:table-row>
        <table:table-row table:style-name="Table11.2"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50"><text:placeholder text:placeholder-type="text">&lt;choose test=""&gt;</text:placeholder></text:p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44"/>
          </table:table-cell>
        </table:table-row>
        <table:table-row table:style-name="Table11.2"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50"><text:placeholder text:placeholder-type="text">&lt;when test="line.type == 'line'"&gt;</text:placeholder></text:p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44"/>
          </table:table-cell>
        </table:table-row>
        <table:table-row table:style-name="Table11.2">
          <table:table-cell table:style-name="Table11.A2" office:value-type="string">
            <text:p text:style-name="P19"><text:placeholder text:placeholder-type="text">&lt;if test="line.product.code"&gt;</text:placeholder> </text:p>
            <text:p text:style-name="P50"><text:placeholder text:placeholder-type="text">&lt;line.product.code[0:7]&gt;</text:placeholder> </text:p>
            <text:p text:style-name="P44"><text:placeholder text:placeholder-type="text">&lt;/if&gt;</text:placeholder></text:p>
          </table:table-cell>
          <table:table-cell table:style-name="Table11.A2" office:value-type="string">
            <text:p text:style-name="P50"><text:placeholder text:placeholder-type="text">&lt;for each="line in line.description[0:40].split('\n')"&gt;</text:placeholder></text:p>
            <text:p text:style-name="P50"><text:placeholder text:placeholder-type="text">&lt;line&gt;</text:placeholder></text:p>
            <text:p text:style-name="P50"><text:placeholder text:placeholder-type="text">&lt;/for&gt;</text:placeholder></text:p>
          </table:table-cell>
          <table:table-cell table:style-name="Table11.A2" office:value-type="string">
            <text:p text:style-name="P68"><text:placeholder text:placeholder-type="text">&lt;(str(line.quantity).split(".") )[0]&gt;</text:placeholder></text:p>
            <text:p text:style-name="P134"/>
          </table:table-cell>
          <table:table-cell table:style-name="Table11.A2" office:value-type="string">
            <text:p text:style-name="P106"><text:span text:style-name="T5">$</text:span><text:span text:style-name="T5"><text:placeholder text:placeholder-type="text">&lt;str(line.unit_price)[0:(len(str(line.unit_price))-2)]&gt;</text:placeholder></text:span><text:span text:style-name="T4"> </text:span></text:p>
          </table:table-cell>
          <table:table-cell table:style-name="Table11.A2" office:value-type="string">
            <text:p text:style-name="P44"><text:placeholder text:placeholder-type="text">&lt;formatLang(line.amount, invoice.party.lang, currency=invoice.currency)&gt;</text:placeholder></text:p>
          </table:table-cell>
        </table:table-row>
        <table:table-row table:style-name="Table11.2"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50"><text:placeholder text:placeholder-type="text">&lt;/when&gt;</text:placeholder></text:p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44"/>
          </table:table-cell>
        </table:table-row>
        <table:table-row table:style-name="Table11.2"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50"><text:placeholder text:placeholder-type="text">&lt;when test="line.type == 'subtotal'"&gt;</text:placeholder></text:p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44"/>
          </table:table-cell>
        </table:table-row>
        <table:table-row table:style-name="Table11.2"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50"><text:placeholder text:placeholder-type="text">&lt;for each="line in line.description.split('\n')"&gt;</text:placeholder></text:p>
            <text:p text:style-name="P50"><text:placeholder text:placeholder-type="text">&lt;line&gt;</text:placeholder></text:p>
            <text:p text:style-name="P50"><text:placeholder text:placeholder-type="text">&lt;/for&gt;</text:placeholder></text:p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44"/>
          </table:table-cell>
        </table:table-row>
        <table:table-row table:style-name="Table11.2"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50"><text:placeholder text:placeholder-type="text">&lt;/when&gt;</text:placeholder></text:p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44"/>
          </table:table-cell>
        </table:table-row>
        <table:table-row table:style-name="Table11.2"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50"><text:placeholder text:placeholder-type="text">&lt;when test="line.type == 'title'"&gt;</text:placeholder></text:p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44"/>
          </table:table-cell>
        </table:table-row>
        <table:table-row table:style-name="Table11.2"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50"><text:placeholder text:placeholder-type="text">&lt;for each="line in line.description.split('\n')"&gt;</text:placeholder></text:p>
            <text:p text:style-name="P71"><text:placeholder text:placeholder-type="text">&lt;line&gt;</text:placeholder></text:p>
            <text:p text:style-name="P50"><text:placeholder text:placeholder-type="text">&lt;/for&gt;</text:placeholder></text:p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44"/>
          </table:table-cell>
        </table:table-row>
        <table:table-row table:style-name="Table11.2"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50"><text:placeholder text:placeholder-type="text">&lt;/when&gt;</text:placeholder></text:p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44"/>
          </table:table-cell>
        </table:table-row>
        <table:table-row table:style-name="Table11.2"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50"><text:placeholder text:placeholder-type="text">&lt;otherwise test=""&gt;</text:placeholder></text:p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44"/>
          </table:table-cell>
        </table:table-row>
        <table:table-row table:style-name="Table11.2"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50"><text:placeholder text:placeholder-type="text">&lt;for each="line in line.description.split('\n')"&gt;</text:placeholder></text:p>
            <text:p text:style-name="P50"><text:placeholder text:placeholder-type="text">&lt;line&gt;</text:placeholder></text:p>
            <text:p text:style-name="P50"><text:placeholder text:placeholder-type="text">&lt;/for&gt;</text:placeholder></text:p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44"/>
          </table:table-cell>
        </table:table-row>
        <table:table-row table:style-name="Table11.2"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50"><text:placeholder text:placeholder-type="text">&lt;/otherwise&gt;</text:placeholder></text:p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44"/>
          </table:table-cell>
        </table:table-row>
        <table:table-row table:style-name="Table11.2"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50"><text:placeholder text:placeholder-type="text">&lt;/choose&gt;</text:placeholder></text:p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44"/>
          </table:table-cell>
        </table:table-row>
        <table:table-row table:style-name="Table11.2"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50"><text:placeholder text:placeholder-type="text">&lt;/for&gt;</text:placeholder></text:p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53"/>
          </table:table-cell>
        </table:table-row>
        <table:table-row table:style-name="Table11.1">
          <table:table-cell table:style-name="Table11.A2" office:value-type="string">
            <text:p text:style-name="P56"/>
          </table:table-cell>
          <table:table-cell table:style-name="Table11.A2" office:value-type="string">
            <text:p text:style-name="P66"/>
          </table:table-cell>
          <table:table-cell table:style-name="Table11.A2" office:value-type="string">
            <text:p text:style-name="P66"/>
          </table:table-cell>
          <table:table-cell table:style-name="Table11.D18" office:value-type="string">
            <text:p text:style-name="P74">Subtotal:</text:p>
          </table:table-cell>
          <table:table-cell table:style-name="Table11.D18" office:value-type="string">
            <text:p text:style-name="P93"><text:placeholder text:placeholder-type="text">&lt;formatLang(invoice.untaxed_amount, invoice.party.lang, currency=invoice.currency)&gt;</text:placeholder></text:p>
          </table:table-cell>
        </table:table-row>
        <table:table-row table:style-name="Table11.1">
          <table:table-cell table:style-name="Table11.A2" office:value-type="string">
            <text:p text:style-name="P132">SON:</text:p>
          </table:table-cell>
          <table:table-cell table:style-name="Table11.A2" office:value-type="string">
            <text:p text:style-name="P130"><text:s/><text:span text:style-name="T14"><text:placeholder text:placeholder-type="text">&lt;amount2words&gt;</text:placeholder></text:span><text:span text:style-name="T14">, </text:span><text:span text:style-name="T14"><text:placeholder text:placeholder-type="text">&lt;decimales&gt;</text:placeholder></text:span><text:span text:style-name="T14"> </text:span><text:span text:style-name="T15">/100 <text:s/>DOLARES</text:span></text:p>
          </table:table-cell>
          <table:table-cell table:style-name="Table11.A2" office:value-type="string">
            <text:p text:style-name="P66"/>
          </table:table-cell>
          <table:table-cell table:style-name="Table11.A2" office:value-type="string">
            <text:p text:style-name="P77">Descuento:</text:p>
          </table:table-cell>
          <table:table-cell table:style-name="Table11.A2" office:value-type="string">
            <text:p text:style-name="P87"><text:placeholder text:placeholder-type="text">&lt;formatLang(descuento, invoice.party.lang, currency=invoice.currency)&gt;</text:placeholder><text:soft-page-break/></text:p>
          </table:table-cell>
        </table:table-row>
        <table:table-row table:style-name="Table11.1">
          <table:table-cell table:style-name="Table11.A2" office:value-type="string">
            <text:p text:style-name="P56"/>
          </table:table-cell>
          <table:table-cell table:style-name="Table11.A2" office:value-type="string">
            <text:p text:style-name="P66"/>
          </table:table-cell>
          <table:table-cell table:style-name="Table11.A2" office:value-type="string">
            <text:p text:style-name="P66"/>
          </table:table-cell>
          <table:table-cell table:style-name="Table11.A2" office:value-type="string">
            <text:p text:style-name="P80">Subtotal <text:span text:style-name="T11">0</text:span>%:</text:p>
          </table:table-cell>
          <table:table-cell table:style-name="Table11.A2" office:value-type="string">
            <text:p text:style-name="P89"><text:placeholder text:placeholder-type="text">&lt;formatLang(subtotal_0, invoice.party.lang, currency=invoice.currency)&gt;</text:placeholder></text:p>
          </table:table-cell>
        </table:table-row>
        <table:table-row table:style-name="Table11.21">
          <table:table-cell table:style-name="Table11.A2" office:value-type="string">
            <text:p text:style-name="P56"/>
          </table:table-cell>
          <table:table-cell table:style-name="Table11.A2" office:value-type="string">
            <text:p text:style-name="P66"/>
          </table:table-cell>
          <table:table-cell table:style-name="Table11.A2" office:value-type="string">
            <text:p text:style-name="P66"/>
          </table:table-cell>
          <table:table-cell table:style-name="Table11.A2" office:value-type="string">
            <text:p text:style-name="P98">Subtotal <text:span text:style-name="T11">14</text:span>%:</text:p>
          </table:table-cell>
          <table:table-cell table:style-name="Table11.A2" office:value-type="string">
            <text:p text:style-name="P87"><text:placeholder text:placeholder-type="text">&lt;formatLang(subtotal_14, invoice.party.lang, currency=invoice.currency)&gt;</text:placeholder></text:p>
          </table:table-cell>
        </table:table-row>
        <table:table-row table:style-name="Table11.22">
          <table:table-cell table:style-name="Table11.A2" office:value-type="string">
            <text:p text:style-name="P56"/>
          </table:table-cell>
          <table:table-cell table:style-name="Table11.A2" office:value-type="string">
            <text:p text:style-name="P62"><text:s text:c="2"/></text:p>
          </table:table-cell>
          <table:table-cell table:style-name="Table11.A2" office:value-type="string">
            <text:p text:style-name="P62"/>
          </table:table-cell>
          <table:table-cell table:style-name="Table11.A2" office:value-type="string">
            <text:p text:style-name="P83">IVA 1<text:span text:style-name="T19">4</text:span>%:</text:p>
          </table:table-cell>
          <table:table-cell table:style-name="Table11.A2" office:value-type="string">
            <text:p text:style-name="P96"><text:placeholder text:placeholder-type="text">&lt;formatLang(invoice.tax_amount, invoice.party.lang, currency=invoice.currency)&gt;</text:placeholder></text:p>
          </table:table-cell>
        </table:table-row>
        <table:table-row table:style-name="Table11.1">
          <table:table-cell table:style-name="Table11.A23" office:value-type="string">
            <text:p text:style-name="P56"/>
          </table:table-cell>
          <table:table-cell table:style-name="Table11.B23" office:value-type="string">
            <text:p text:style-name="P13"/>
            <text:p text:style-name="P13"/>
            <text:p text:style-name="P13"/>
            <text:p text:style-name="P13"/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60">________________</text:p>
                  <text:p text:style-name="P60">Firma Autorizada </text:p>
                </table:table-cell>
                <table:table-cell table:style-name="Table12.A1" office:value-type="string">
                  <text:p text:style-name="P60">_______________</text:p>
                  <text:p text:style-name="P60"><text:s text:c="2"/>Cliente</text:p>
                </table:table-cell>
              </table:table-row>
            </table:table>
            <text:p text:style-name="P35"/>
          </table:table-cell>
          <table:table-cell table:style-name="Table11.C23" office:value-type="string">
            <text:p text:style-name="P13"/>
          </table:table-cell>
          <table:table-cell table:style-name="Table11.A2" office:value-type="string">
            <text:p text:style-name="P102">TOTAL:</text:p>
          </table:table-cell>
          <table:table-cell table:style-name="Table11.A2" office:value-type="string">
            <text:p text:style-name="P104"><text:placeholder text:placeholder-type="text">&lt;formatLang(invoice.total_amount, invoice.party.lang, currency=invoice.currency)&gt;</text:placeholder></text:p>
          </table:table-cell>
        </table:table-row>
      </table:table>
      <text:p text:style-name="P28"/>
      <text:p text:style-name="P28"><text:placeholder text:placeholder-type="text">&lt;/if&gt;</text:placeholder></text:p>
      <text:p text:style-name="P140"><text:placeholder text:placeholder-type="text">&lt;if test="sale.state != 'quotation'"&gt;</text:placeholder></text:p>
      <text:p text:style-name="P34">BORRADOR DE ORDEN DE VENTA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">Cliente: <text:span text:style-name="T6"><text:placeholder text:placeholder-type="text">&lt;invoice.party.name&gt;</text:placeholder></text:span></text:p>
          </table:table-cell>
          <table:table-cell table:style-name="Table9.A1" office:value-type="string">
            <text:p text:style-name="P9"><text:span text:style-name="T9">Vendedor: </text:span><text:span text:style-name="T9"><text:placeholder text:placeholder-type="text">&lt;sale.create_uid.login&gt;</text:placeholder></text:span></text:p>
          </table:table-cell>
        </table:table-row>
        <table:table-row>
          <table:table-cell table:style-name="Table9.A1" office:value-type="string">
            <text:p text:style-name="P9"><text:span text:style-name="T18">C.I./</text:span>RUC:<text:tab/><text:placeholder text:placeholder-type="text">&lt;invoice.party.vat_code&gt;</text:placeholder><text:tab/></text:p>
          </table:table-cell>
          <table:table-cell table:style-name="Table9.A1" office:value-type="string">
            <text:p text:style-name="P9"><text:span text:style-name="T12">Teléfono</text:span>: <text:placeholder text:placeholder-type="text">&lt;invoice.party.phone&gt;</text:placeholder></text:p>
          </table:table-cell>
        </table:table-row>
        <table:table-row>
          <table:table-cell table:style-name="Table9.A1" office:value-type="string">
            <text:p text:style-name="P141"><text:placeholder text:placeholder-type="text">&lt;if test="sale.sale_date"&gt;</text:placeholder></text:p>
            <text:p text:style-name="P14"><text:span text:style-name="T7">Fecha: </text:span><text:placeholder text:placeholder-type="text">&lt;formatLang(sale.sale_date, invoice.party.lang)&gt;</text:placeholder> </text:p>
            <text:p text:style-name="P141"><text:placeholder text:placeholder-type="text">&lt;/if&gt;</text:placeholder></text:p>
          </table:table-cell>
          <table:table-cell table:style-name="Table9.A1" office:value-type="string">
            <text:p text:style-name="P14"><text:span text:style-name="T13">Pago: </text:span><text:span text:style-name="T13"><text:placeholder text:placeholder-type="text">&lt;forma&gt;</text:placeholder></text:span><text:span text:style-name="T13"> </text:span><text:span text:style-name="T13"><text:placeholder text:placeholder-type="text">&lt;tipo&gt;</text:placeholder></text:span></text:p>
          </table:table-cell>
        </table:table-row>
        <table:table-row>
          <table:table-cell table:style-name="Table9.A1" office:value-type="string">
            <text:p text:style-name="P14"><text:span text:style-name="T10">Dirección: </text:span><text:span text:style-name="T8"><text:s/></text:span><text:span text:style-name="T8"><text:placeholder text:placeholder-type="text">&lt;invoice.party.addresses[0].street&gt;</text:placeholder></text:span></text:p>
          </table:table-cell>
          <table:table-cell table:style-name="Table9.A1" office:value-type="string">
            <text:p text:style-name="P39"/>
          </table:table-cell>
        </table:table-row>
      </table:table>
      <text:p text:style-name="P2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15">Código</text:p>
          </table:table-cell>
          <table:table-cell table:style-name="Table1.A1" office:value-type="string">
            <text:p text:style-name="P118">Descripción</text:p>
          </table:table-cell>
          <table:table-cell table:style-name="Table1.A1" office:value-type="string">
            <text:p text:style-name="P128">Cant.</text:p>
          </table:table-cell>
          <table:table-cell table:style-name="Table1.A1" office:value-type="string">
            <text:p text:style-name="P124">P. Unit.</text:p>
          </table:table-cell>
          <table:table-cell table:style-name="Table1.A1" office:value-type="string">
            <text:p text:style-name="P122">Subt.</text:p>
          </table:table-cell>
        </table:table-row>
        <table:table-row table:style-name="Table1.2"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8"><text:placeholder text:placeholder-type="text">&lt;for each="line in invoice.lines"&gt;</text:placeholder>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</table:table-row>
        <table:table-row table:style-name="Table1.2"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8"><text:placeholder text:placeholder-type="text">&lt;choose test=""&gt;</text:placeholder>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</table:table-row>
        <table:table-row table:style-name="Table1.2"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8"><text:placeholder text:placeholder-type="text">&lt;when test="line.type == 'line'"&gt;</text:placeholder>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</table:table-row>
        <table:table-row table:style-name="Table1.2">
          <table:table-cell table:style-name="Table1.A2" office:value-type="string">
            <text:p text:style-name="P17"><text:placeholder text:placeholder-type="text">&lt;if test="line.product.code"&gt;</text:placeholder> </text:p>
            <text:p text:style-name="P48"><text:placeholder text:placeholder-type="text">&lt;line.product.code[0:7]&gt;</text:placeholder> </text:p>
            <text:p text:style-name="P43"><text:placeholder text:placeholder-type="text">&lt;/if&gt;</text:placeholder></text:p>
          </table:table-cell>
          <table:table-cell table:style-name="Table1.A2" office:value-type="string">
            <text:p text:style-name="P48"><text:placeholder text:placeholder-type="text">&lt;for each="line in line.description[0:40].split('\n')"&gt;</text:placeholder></text:p>
            <text:p text:style-name="P48"><text:placeholder text:placeholder-type="text">&lt;line&gt;</text:placeholder></text:p>
            <text:p text:style-name="P48"><text:placeholder text:placeholder-type="text">&lt;/for&gt;</text:placeholder></text:p>
          </table:table-cell>
          <table:table-cell table:style-name="Table1.A2" office:value-type="string">
            <text:p text:style-name="P67"><text:placeholder text:placeholder-type="text">&lt;(str(line.quantity).split(".") )[0]&gt;</text:placeholder></text:p>
          </table:table-cell>
          <table:table-cell table:style-name="Table1.A2" office:value-type="string">
            <text:p text:style-name="P106"><text:span text:style-name="T5">$</text:span><text:span text:style-name="T5"><text:placeholder text:placeholder-type="text">&lt;str(line.unit_price)[0:(len(str(line.unit_price))-2)]&gt;</text:placeholder></text:span><text:span text:style-name="T4"> </text:span></text:p>
          </table:table-cell>
          <table:table-cell table:style-name="Table1.A2" office:value-type="string">
            <text:p text:style-name="P43"><text:placeholder text:placeholder-type="text">&lt;formatLang(line.amount, invoice.party.lang, currency=invoice.currency)&gt;</text:placeholder></text:p>
          </table:table-cell>
        </table:table-row>
        <table:table-row table:style-name="Table1.2"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8"><text:placeholder text:placeholder-type="text">&lt;/when&gt;</text:placeholder>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</table:table-row>
        <table:table-row table:style-name="Table1.2"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8"><text:placeholder text:placeholder-type="text">&lt;when test="line.type == 'subtotal'"&gt;</text:placeholder>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</table:table-row>
        <table:table-row table:style-name="Table1.2"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8"><text:placeholder text:placeholder-type="text">&lt;for each="line in line.description.split('\n')"&gt;</text:placeholder></text:p>
            <text:p text:style-name="P48"><text:placeholder text:placeholder-type="text">&lt;line&gt;</text:placeholder></text:p>
            <text:p text:style-name="P48"><text:placeholder text:placeholder-type="text">&lt;/for&gt;</text:placeholder>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</table:table-row>
        <table:table-row table:style-name="Table1.2"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8"><text:placeholder text:placeholder-type="text">&lt;/when&gt;</text:placeholder>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</table:table-row>
        <table:table-row table:style-name="Table1.2"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8"><text:placeholder text:placeholder-type="text">&lt;when test="line.type == 'title'"&gt;</text:placeholder>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</table:table-row>
        <table:table-row table:style-name="Table1.2"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8"><text:placeholder text:placeholder-type="text">&lt;for each="line in line.description.split('\n')"&gt;</text:placeholder></text:p>
            <text:p text:style-name="P70"><text:placeholder text:placeholder-type="text">&lt;line&gt;</text:placeholder></text:p>
            <text:p text:style-name="P48"><text:placeholder text:placeholder-type="text">&lt;/for&gt;</text:placeholder>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</table:table-row>
        <table:table-row table:style-name="Table1.2"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8"><text:placeholder text:placeholder-type="text">&lt;/when&gt;</text:placeholder>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</table:table-row>
        <table:table-row table:style-name="Table1.2"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8"><text:placeholder text:placeholder-type="text">&lt;otherwise test=""&gt;</text:placeholder>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</table:table-row>
        <table:table-row table:style-name="Table1.2"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8"><text:placeholder text:placeholder-type="text">&lt;for each="line in line.description.split('\n')"&gt;</text:placeholder></text:p>
            <text:p text:style-name="P48"><text:placeholder text:placeholder-type="text">&lt;line&gt;</text:placeholder></text:p>
            <text:p text:style-name="P48"><text:placeholder text:placeholder-type="text">&lt;/for&gt;</text:placeholder>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</table:table-row>
        <table:table-row table:style-name="Table1.2"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8"><text:placeholder text:placeholder-type="text">&lt;/otherwise&gt;</text:placeholder>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</table:table-row>
        <table:table-row table:style-name="Table1.2"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8"><text:placeholder text:placeholder-type="text">&lt;/choose&gt;</text:placeholder>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</table:table-row>
        <table:table-row table:style-name="Table1.2"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8"><text:placeholder text:placeholder-type="text">&lt;/for&gt;</text:placeholder>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52"/>
          </table:table-cell>
        </table:table-row>
        <table:table-row table:style-name="Table1.1"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D18" office:value-type="string">
            <text:p text:style-name="P73">S<text:span text:style-name="T16">ub</text:span>total:</text:p>
          </table:table-cell>
          <table:table-cell table:style-name="Table1.D18" office:value-type="string">
            <text:p text:style-name="P92"><text:placeholder text:placeholder-type="text">&lt;formatLang(invoice.untaxed_amount, invoice.party.lang, currency=invoice.currency)&gt;</text:placeholder></text:p>
          </table:table-cell>
        </table:table-row>
        <table:table-row table:style-name="Table1.1">
          <table:table-cell table:style-name="Table1.A2" office:value-type="string">
            <text:p text:style-name="P131">SON:</text:p>
          </table:table-cell>
          <table:table-cell table:style-name="Table1.A2" office:value-type="string">
            <text:p text:style-name="P129"><text:s/><text:span text:style-name="T14"><text:placeholder text:placeholder-type="text">&lt;amount2words&gt;</text:placeholder></text:span><text:span text:style-name="T14">, </text:span><text:span text:style-name="T14"><text:placeholder text:placeholder-type="text">&lt;decimales&gt;</text:placeholder></text:span><text:span text:style-name="T14"> </text:span><text:span text:style-name="T15">/100 <text:s/>DOLARES</text:span></text:p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76">Descuento:</text:p>
          </table:table-cell>
          <table:table-cell table:style-name="Table1.A2" office:value-type="string">
            <text:p text:style-name="P86"><text:placeholder text:placeholder-type="text">&lt;formatLang(descuento, invoice.party.lang, currency=invoice.currency)&gt;</text:placeholder><text:soft-page-break/></text:p>
          </table:table-cell>
        </table:table-row>
        <table:table-row table:style-name="Table1.20"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79">Subtotal <text:span text:style-name="T11">0</text:span>%:</text:p>
          </table:table-cell>
          <table:table-cell table:style-name="Table1.A2" office:value-type="string">
            <text:p text:style-name="P88"><text:placeholder text:placeholder-type="text">&lt;formatLang(subtotal_0, invoice.party.lang, currency=invoice.currency)&gt;</text:placeholder></text:p>
          </table:table-cell>
        </table:table-row>
        <table:table-row table:style-name="Table1.21"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99">Subtotal <text:span text:style-name="T11">14</text:span>%:</text:p>
          </table:table-cell>
          <table:table-cell table:style-name="Table1.A2" office:value-type="string">
            <text:p text:style-name="P86"><text:placeholder text:placeholder-type="text">&lt;formatLang(subtotal_14, invoice.party.lang, currency=invoice.currency)&gt;</text:placeholder></text:p>
          </table:table-cell>
        </table:table-row>
        <table:table-row table:style-name="Table1.22"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61"><text:s text:c="2"/></text:p>
          </table:table-cell>
          <table:table-cell table:style-name="Table1.A2" office:value-type="string">
            <text:p text:style-name="P61"/>
          </table:table-cell>
          <table:table-cell table:style-name="Table1.A2" office:value-type="string">
            <text:p text:style-name="P82">IVA 1<text:span text:style-name="T19">4</text:span>%:</text:p>
          </table:table-cell>
          <table:table-cell table:style-name="Table1.A2" office:value-type="string">
            <text:p text:style-name="P95"><text:placeholder text:placeholder-type="text">&lt;formatLang(invoice.tax_amount, invoice.party.lang, currency=invoice.currency)&gt;</text:placeholder></text:p>
          </table:table-cell>
        </table:table-row>
        <table:table-row table:style-name="Table1.1">
          <table:table-cell table:style-name="Table1.A23" office:value-type="string">
            <text:p text:style-name="P55"/>
          </table:table-cell>
          <table:table-cell table:style-name="Table1.B23" office:value-type="string">
            <text:p text:style-name="P12"/>
            <text:p text:style-name="P12"/>
            <text:p text:style-name="P12"/>
            <text:p text:style-name="P12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59">________________</text:p>
                  <text:p text:style-name="P59">Firma Autorizada </text:p>
                </table:table-cell>
                <table:table-cell table:style-name="Table3.A1" office:value-type="string">
                  <text:p text:style-name="P59">_______________</text:p>
                  <text:p text:style-name="P59"><text:s text:c="2"/>Cliente</text:p>
                </table:table-cell>
              </table:table-row>
            </table:table>
            <text:p text:style-name="P32"/>
          </table:table-cell>
          <table:table-cell table:style-name="Table1.C23" office:value-type="string">
            <text:p text:style-name="P12"/>
          </table:table-cell>
          <table:table-cell table:style-name="Table1.A2" office:value-type="string">
            <text:p text:style-name="P100">TOTAL:</text:p>
          </table:table-cell>
          <table:table-cell table:style-name="Table1.A2" office:value-type="string">
            <text:p text:style-name="P105"><text:placeholder text:placeholder-type="text">&lt;formatLang(invoice.total_amount, invoice.party.lang, currency=invoice.currency)&gt;</text:placeholder></text:p>
          </table:table-cell>
        </table:table-row>
      </table:table>
      <text:p text:style-name="P29"><text:placeholder text:placeholder-type="text">&lt;/if&gt;</text:placeholder></text:p>
      <text:p text:style-name="P27"><text:placeholder text:placeholder-type="text">&lt;/if&gt;</text:placeholder></text:p>
      <text:p text:style-name="P3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5.4701in" table:align="margins"/>
    </style:style>
    <style:style style:name="Table4.A" style:family="table-column">
      <style:table-column-properties style:column-width="5.4701in" style:rel-column-width="65535*"/>
    </style:style>
    <style:style style:name="Table4.2" style:family="table-row">
      <style:table-row-properties style:min-row-height="0.0931in"/>
    </style:style>
    <style:style style:name="Table6" style:family="table">
      <style:table-properties style:width="2.75in" table:align="left"/>
    </style:style>
    <style:style style:name="Table6.A" style:family="table-column">
      <style:table-column-properties style:column-width="2.75in"/>
    </style:style>
    <style:style style:name="Table4.3" style:family="table-row">
      <style:table-row-properties style:min-row-height="0.1986in"/>
    </style:style>
    <style:style style:name="Table5" style:family="table">
      <style:table-properties style:width="5.4701in" table:align="margins"/>
    </style:style>
    <style:style style:name="Table5.A" style:family="table-column">
      <style:table-column-properties style:column-width="5.4701in" style:rel-column-width="65535*"/>
    </style:style>
    <style:style style:name="Table5.2" style:family="table-row">
      <style:table-row-properties style:min-row-height="0.0931in"/>
    </style:style>
    <style:style style:name="MP1" style:family="paragraph" style:parent-style-name="Standard">
      <style:paragraph-properties fo:line-height="150%"/>
      <style:text-properties style:font-name="Source Sans Pro" fo:font-size="9pt" officeooo:rsid="001bb431" officeooo:paragraph-rsid="00f1652c" style:font-size-asian="9pt" style:font-size-complex="9pt"/>
    </style:style>
    <style:style style:name="MP2" style:family="paragraph" style:parent-style-name="Table_20_Contents">
      <style:text-properties fo:font-size="9pt" style:font-size-asian="10.5pt"/>
    </style:style>
    <style:style style:name="MP3" style:family="paragraph" style:parent-style-name="Frame_20_contents">
      <style:paragraph-properties fo:text-align="center" style:justify-single-word="false"/>
    </style:style>
    <style:style style:name="MP4" style:family="paragraph" style:parent-style-name="Header">
      <style:paragraph-properties fo:line-height="100%"/>
    </style:style>
    <style:style style:name="MP5" style:family="paragraph" style:parent-style-name="Footer">
      <style:text-properties officeooo:paragraph-rsid="00d595f4"/>
    </style:style>
    <style:style style:name="MP6" style:family="paragraph" style:parent-style-name="Footer">
      <style:text-properties style:font-name="Source Sans Pro" fo:font-size="10pt" officeooo:rsid="0020b251" officeooo:paragraph-rsid="00f2814e" style:font-size-asian="10pt" style:font-size-complex="10pt"/>
    </style:style>
    <style:style style:name="MP7" style:family="paragraph" style:parent-style-name="Standard">
      <style:paragraph-properties fo:line-height="150%"/>
      <style:text-properties style:font-name="Source Sans Pro" fo:font-size="9pt" officeooo:rsid="001bb431" officeooo:paragraph-rsid="00f2814e" style:font-size-asian="9pt" style:font-size-complex="9pt"/>
    </style:style>
    <style:style style:name="MP8" style:family="paragraph" style:parent-style-name="Standard">
      <style:text-properties officeooo:paragraph-rsid="00f2814e"/>
    </style:style>
    <style:style style:name="MP9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10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MT1" style:family="text">
      <style:text-properties style:font-name="Source Sans Pro" fo:font-size="10pt" officeooo:rsid="00e4b507" style:font-size-asian="10pt" style:font-size-complex="10pt"/>
    </style:style>
    <style:style style:name="MT2" style:family="text">
      <style:text-properties style:font-name="Source Sans Pro" fo:font-size="10pt" officeooo:rsid="0020b251" style:font-size-asian="10pt" style:font-size-complex="10pt"/>
    </style:style>
    <style:style style:name="MT3" style:family="text">
      <style:text-properties style:font-name="Source Sans Pro" fo:font-size="10pt" officeooo:rsid="00d96959" style:font-size-asian="10pt" style:font-size-complex="10pt"/>
    </style:style>
    <style:style style:name="M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page-layout style:name="Mpm1">
      <style:page-layout-properties fo:page-width="6.2201in" fo:page-height="8.5in" style:num-format="1" style:print-orientation="portrait" fo:margin-top="0.7874in" fo:margin-bottom="0.3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row>
            <table:table-cell office:value-type="string">
              <text:p text:style-name="MP1"><text:placeholder text:placeholder-type="text">&lt;if test="facturacion_electronica == True"&gt;</text:placeholder></text:p>
            </table:table-cell>
          </table:table-row>
          <table:table-row table:style-name="Table4.2">
            <table:table-cell office:value-type="string">
              <text:p text:style-name="MP2"/>
              <table:table table:name="Table6" table:style-name="Table6">
                <table:table-column table:style-name="Table6.A"/>
                <table:table-row>
                  <table:table-cell office:value-type="string">
                    <text:p text:style-name="MP2"/>
                    <text:p text:style-name="MP2"><draw:frame draw:style-name="Mfr1" draw:name="image: (StringIO(str(company.logo)), 'image/jpeg')" text:anchor-type="paragraph" svg:x="0.0283in" svg:y="-0.1937in" style:rel-width="59%" svg:height="0.9618in" draw:z-index="3"><draw:text-box fo:min-height="133%" fo:min-width="1.6154in"><text:p text:style-name="MP3"/><text:p text:style-name="MP3"/><text:p text:style-name="MP3"/><text:p text:style-name="MP3"/></draw:text-box></draw:frame></text:p>
                    <text:p text:style-name="MP2"/>
                    <text:p text:style-name="MP2"/>
                    <text:p text:style-name="MP2"/>
                  </table:table-cell>
                </table:table-row>
              </table:table>
              <text:p text:style-name="MP2"/>
            </table:table-cell>
          </table:table-row>
          <table:table-row table:style-name="Table4.3">
            <table:table-cell office:value-type="string">
              <text:p text:style-name="MP1"><text:placeholder text:placeholder-type="text">&lt;/if&gt;</text:placeholder></text:p>
            </table:table-cell>
          </table:table-row>
        </table:table>
        <text:p text:style-name="MP4"/>
      </style:header>
      <style:footer>
        <text:p text:style-name="MP5"><text:span text:style-name="MT1">Sistema </text:span><text:span text:style-name="MT2">Nodux - (07) 2 560215 - 0999323367 - hola@nodux.e</text:span><text:span text:style-name="MT3">c</text:span></text:p>
        <text:p text:style-name="MP6"/>
        <table:table table:name="Table5" table:style-name="Table5">
          <table:table-column table:style-name="Table5.A"/>
          <table:table-row>
            <table:table-cell office:value-type="string">
              <text:p text:style-name="MP7"><text:placeholder text:placeholder-type="text">&lt;if test="facturacion_electronica == True"&gt;</text:placeholder></text:p>
            </table:table-cell>
          </table:table-row>
          <table:table-row table:style-name="Table5.2">
            <table:table-cell office:value-type="string">
              <text:p text:style-name="MP6">Consulte sus comprobantes electrónicos en: http://comprobantes.nodux.ec</text:p>
            </table:table-cell>
          </table:table-row>
          <table:table-row>
            <table:table-cell office:value-type="string">
              <text:p text:style-name="MP7"><text:placeholder text:placeholder-type="text">&lt;/if&gt;</text:placeholder></text:p>
            </table:table-cell>
          </table:table-row>
        </table:table>
        <text:p text:style-name="MP8"/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header>
        <text:p text:style-name="Header"/>
        <text:p text:style-name="Header"/>
        <text:p text:style-name="Header"/>
      </style:header>
      <style:footer>
        <text:p text:style-name="MP9"/>
      </style:footer>
      <style:footer-left>
        <text:p text:style-name="MP10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3H41S</meta:editing-duration>
    <meta:editing-cycles>84</meta:editing-cycles>
    <meta:generator>LibreOffice/5.0.2.2$Linux_X86_64 LibreOffice_project/37b43f919e4de5eeaca9b9755ed688758a8251fe</meta:generator>
    <dc:date>2017-01-09T17:54:50.352074713</dc:date>
    <meta:document-statistic meta:table-count="11" meta:image-count="0" meta:object-count="0" meta:page-count="8" meta:paragraph-count="220" meta:word-count="471" meta:character-count="5775" meta:non-whitespace-character-count="5464"/>
  </office:meta>
</office:document-meta>
</file>